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ackground-color="#0066b3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66b3" fo:wrap-option="wrap"/>
      <style:text-properties fo:color="#ffff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66b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66b3"/>
    </style:style>
    <style:style style:name="ce14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pt"/>
      <style:text-properties fo:color="#0066b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fo:color="#0066b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66b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b3"/>
    </style:style>
    <style:style style:name="ce18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fo:color="#0066b3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ext-properties fo:color="#0066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Deduction Calculations for Employees 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2" office:value-type="string" calcext:value-type="string">
            <text:p>Date: </text:p>
          </table:table-cell>
          <table:table-cell table:style-name="ce16" table:formula="of:=TODAY()" office:value-type="date" office:date-value="2018-11-29" calcext:value-type="date">
            <text:p>11/29/18</text:p>
          </table:table-cell>
          <table:table-cell/>
        </table:table-row>
        <table:table-row table:style-name="ro1">
          <table:table-cell/>
          <table:table-cell table:style-name="ce13"/>
          <table:table-cell table:style-name="ce17"/>
          <table:table-cell/>
        </table:table-row>
        <table:table-row table:style-name="ro2">
          <table:table-cell/>
          <table:table-cell table:style-name="ce12" office:value-type="string" calcext:value-type="string">
            <text:p>Deduction Rate: </text:p>
          </table:table-cell>
          <table:table-cell table:style-name="ce18" office:value-type="percentage" office:value="0.06" calcext:value-type="percentage">
            <text:p>6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3">
          <table:table-cell table:style-name="ce11" office:value-type="string" calcext:value-type="string">
            <text:p>Last Name </text:p>
          </table:table-cell>
          <table:table-cell table:style-name="ce11" office:value-type="string" calcext:value-type="string">
            <text:p>Gross Salary</text:p>
          </table:table-cell>
          <table:table-cell table:style-name="ce11" office:value-type="string" calcext:value-type="string">
            <text:p>Deduction</text:p>
          </table:table-cell>
          <table:table-cell table:style-name="ce11" office:value-type="string" calcext:value-type="string">
            <text:p>Net Salary </text:p>
          </table:table-cell>
        </table:table-row>
        <table:table-row table:style-name="ro1">
          <table:table-cell table:style-name="ce12" office:value-type="string" calcext:value-type="string">
            <text:p>Smith B.</text:p>
          </table:table-cell>
          <table:table-cell table:style-name="ce14" office:value-type="float" office:value="45789" calcext:value-type="float">
            <text:p>45789</text:p>
          </table:table-cell>
          <table:table-cell table:formula="of:=[.B9]*rate" office:value-type="currency" office:currency="USD" office:value="2747.34" calcext:value-type="currency">
            <text:p>$2,747.34</text:p>
          </table:table-cell>
          <table:table-cell table:style-name="ce19" table:formula="of:=[.B9]-[.C9]" office:value-type="currency" office:currency="USD" office:value="43041.66" calcext:value-type="currency">
            <text:p>$43,041.66</text:p>
          </table:table-cell>
        </table:table-row>
        <table:table-row table:style-name="ro1">
          <table:table-cell table:style-name="ce12" office:value-type="string" calcext:value-type="string">
            <text:p>Wilson C. </text:p>
          </table:table-cell>
          <table:table-cell table:style-name="ce14" office:value-type="float" office:value="41245" calcext:value-type="float">
            <text:p>41245</text:p>
          </table:table-cell>
          <table:table-cell table:formula="of:=[.B10]*rate" office:value-type="currency" office:currency="USD" office:value="2474.7" calcext:value-type="currency">
            <text:p>$2,474.70</text:p>
          </table:table-cell>
          <table:table-cell table:style-name="ce19" table:formula="of:=[.B10]-[.C10]" office:value-type="currency" office:currency="USD" office:value="38770.3" calcext:value-type="currency">
            <text:p>$38,770.30</text:p>
          </table:table-cell>
        </table:table-row>
        <table:table-row table:style-name="ro2">
          <table:table-cell table:style-name="ce12" office:value-type="string" calcext:value-type="string">
            <text:p>Thompson J. </text:p>
          </table:table-cell>
          <table:table-cell table:style-name="ce14" office:value-type="float" office:value="39876" calcext:value-type="float">
            <text:p>39876</text:p>
          </table:table-cell>
          <table:table-cell table:formula="of:=[.B11]*rate" office:value-type="currency" office:currency="USD" office:value="2392.56" calcext:value-type="currency">
            <text:p>$2,392.56</text:p>
          </table:table-cell>
          <table:table-cell table:style-name="ce19" table:formula="of:=[.B11]-[.C11]" office:value-type="currency" office:currency="USD" office:value="37483.44" calcext:value-type="currency">
            <text:p>$37,483.44</text:p>
          </table:table-cell>
        </table:table-row>
        <table:table-row table:style-name="ro1">
          <table:table-cell table:style-name="ce12" office:value-type="string" calcext:value-type="string">
            <text:p>James D. </text:p>
          </table:table-cell>
          <table:table-cell table:style-name="ce15" office:value-type="float" office:value="43211" calcext:value-type="float">
            <text:p>43211</text:p>
          </table:table-cell>
          <table:table-cell table:formula="of:=[.B12]*rate" office:value-type="currency" office:currency="USD" office:value="2592.66" calcext:value-type="currency">
            <text:p>$2,592.66</text:p>
          </table:table-cell>
          <table:table-cell table:style-name="ce19" table:formula="of:=[.B12]-[.C12]" office:value-type="currency" office:currency="USD" office:value="40618.34" calcext:value-type="currency">
            <text:p>$40,618.34</text:p>
          </table:table-cell>
        </table:table-row>
      </table:table>
      <table:named-expressions>
        <table:named-range table:name="rate" table:base-cell-address="$Sheet1.$C$6" table:cell-range-address="$Sheet1.$C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4:55:03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24:15.296000000</meta:creation-date>
    <dc:date>2018-11-29T15:11:34.993000000</dc:date>
    <meta:editing-duration>PT22M42S</meta:editing-duration>
    <meta:editing-cycles>6</meta:editing-cycles>
    <meta:generator>LibreOffice/6.0.7.3$Windows_X86_64 LibreOffice_project/dc89aa7a9eabfd848af146d5086077aeed2ae4a5</meta:generator>
    <meta:document-statistic meta:table-count="1" meta:cell-count="25" meta:object-count="0"/>
  </office:meta>
</office:document-meta>
</file>